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officeooo:paragraph-rsid="00153d76" style:font-size-asian="10.5pt" style:font-size-complex="10.5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0.5pt" officeooo:rsid="00153d76" officeooo:paragraph-rsid="00153d76" style:font-size-asian="10.5pt" style:font-size-complex="10.5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0.5pt" officeooo:rsid="001732c9" officeooo:paragraph-rsid="001732c9" style:font-size-asian="10.5pt" style:font-size-complex="10.5pt"/>
    </style:style>
    <style:style style:name="P7" style:family="paragraph" style:parent-style-name="UrbanBody">
      <style:text-properties style:font-name="Arial" fo:font-size="14pt" style:font-size-asian="14pt" style:font-size-complex="14pt"/>
    </style:style>
    <style:style style:name="P8" style:family="paragraph" style:parent-style-name="UrbanTitle">
      <style:text-properties style:font-name="Arial" fo:font-size="14pt" style:font-size-asian="14pt" style:font-size-complex="14pt"/>
    </style:style>
    <style:style style:name="P9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0" style:family="paragraph" style:parent-style-name="UrbanBody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.97cm"/>
        </style:tab-stops>
      </style:paragraph-properties>
      <style:text-properties style:font-name="Arial" fo:font-size="10.5pt" officeooo:paragraph-rsid="00153d76" style:font-size-asian="10.5pt" style:font-size-complex="10.5pt"/>
    </style:style>
    <style:style style:name="P11" style:family="paragraph" style:parent-style-name="UrbanBody" style:master-page-name="">
      <loext:graphic-properties draw:fill="none" draw:fill-color="#99ccff"/>
      <style:paragraph-properties fo:margin-left="0cm" fo:margin-right="0cm" fo:margin-top="0.199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1.97cm"/>
        </style:tab-stops>
      </style:paragraph-properties>
      <style:text-properties style:font-name="Arial" fo:font-size="10.5pt" officeooo:paragraph-rsid="00153d76" style:font-size-asian="10.5pt" style:font-size-complex="10.5pt"/>
    </style:style>
    <style:style style:name="P12" style:family="paragraph" style:parent-style-name="UrbanBody" style:master-page-name="">
      <loext:graphic-properties draw:fill="none" draw:fill-color="#99ccff"/>
      <style:paragraph-properties fo:margin-left="0cm" fo:margin-right="0cm" fo:margin-top="0.199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1.97cm"/>
        </style:tab-stops>
      </style:paragraph-properties>
      <style:text-properties style:text-line-through-style="none" style:text-line-through-type="none" style:font-name="Arial" fo:font-size="10.5pt" officeooo:paragraph-rsid="00153d76" style:font-size-asian="10.5pt" style:font-size-complex="10.5pt"/>
    </style:style>
    <style:style style:name="P13" style:family="paragraph" style:parent-style-name="UrbanBody">
      <loext:graphic-properties draw:fill="none" draw:fill-color="#99ccff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>
        <style:tab-stops>
          <style:tab-stop style:position="1.97cm"/>
        </style:tab-stops>
      </style:paragraph-properties>
      <style:text-properties style:text-line-through-style="none" style:text-line-through-type="none" style:font-name="Arial" fo:font-size="10.5pt" officeooo:paragraph-rsid="00153d76" style:font-size-asian="10.5pt" style:font-size-complex="10.5pt"/>
    </style:style>
    <style:style style:name="P14" style:family="paragraph" style:parent-style-name="UrbanBody">
      <style:paragraph-properties fo:text-align="start" style:justify-single-word="false"/>
      <style:text-properties style:font-name="Arial" fo:font-size="9pt" officeooo:paragraph-rsid="0018612a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b6f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  <style:style style:name="T6" style:family="text">
      <style:text-properties style:text-line-through-style="none" style:text-line-through-type="none" officeooo:rsid="000e4b6f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0efbdf" style:font-weight-asian="normal" style:font-weight-complex="normal"/>
    </style:style>
    <style:style style:name="T9" style:family="text">
      <style:text-properties officeooo:rsid="00153d76"/>
    </style:style>
    <style:style style:name="T10" style:family="text">
      <style:text-properties officeooo:rsid="0014d0a3"/>
    </style:style>
    <style:style style:name="T11" style:family="text">
      <style:text-properties officeooo:rsid="000e4b6f"/>
    </style:style>
    <style:style style:name="T12" style:family="text">
      <style:text-properties officeooo:rsid="00362119"/>
    </style:style>
    <style:style style:name="T13" style:family="text">
      <style:text-properties fo:color="#800000" fo:background-color="#ffff00" loext:char-shading-value="0"/>
    </style:style>
    <style:style style:name="T14" style:family="text">
      <style:text-properties fo:color="#800000" officeooo:rsid="0018bce7" fo:background-color="#ffff00" loext:char-shading-value="0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5"><text:span text:style-name="T15">do text</text:span></text:p><text:p text:style-name="P15"><text:span text:style-name="T15">from document(at=header, format='odt')</text:span></text:p></office:annotation><text:span text:style-name="T1">Import depuis header.odt</text:span></text:p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8">Récépissé d'un complément à une demande de permis d'urbanis<text:span text:style-name="T9">ation</text:span></text:p>
      <text:p text:style-name="P9">Article D.IV.43. du CoDT</text:p>
      <text:p text:style-name="P2"/>
      <text:p text:style-name="P14"><text:span text:style-name="T1"/></text:p>
      <text:p text:style-name="P3"/>
      <text:p text:style-name="P3"/>
      <text:p text:style-name="P3">Je soussigné,</text:p>
      <text:p text:style-name="P3"><text:s/></text:p>
      <text:p text:style-name="P3">mandaté par la Commune de <text:text-input text:description="">tool.getCityName()</text:text-input>, conformément aux dispositions de l'article D.IV.43. du Code de Développement Territoire, </text:p>
      <text:p text:style-name="P3"/>
      <text:p text:style-name="P4">certifie que <text:span text:style-name="T2"><text:text-input text:description="Signalétique des demandeurs">self.getApplicantsSignaletic()</text:text-input></text:span></text:p>
      <text:p text:style-name="P4"/>
      <text:p text:style-name="P10"><office:annotation><dc:creator>Auteur inconnu</dc:creator><dc:date>2015-11-03T10:02:39</dc:date><text:p text:style-name="P15"><text:span text:style-name="T16">do text if self.hasSingleApplicant() and not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7">et cadastré</text:span><text:span text:style-name="T5"> </text:span><text:span text:style-name="T5"><text:text-input text:description="Détails des parcelles">self.getPortionOutsText()</text:text-input></text:span><text:span text:style-name="T4">.</text:span></text:p>
      <text:p text:style-name="P11"><office:annotation><dc:creator>Auteur inconnu</dc:creator><dc:date>2015-11-03T10:02:39</dc:date><text:p text:style-name="P15"><text:span text:style-name="T16">do text if self.hasMultipleApplicants() and not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8">et </text:span><text:span text:style-name="T4">cadastré </text:span><text:span text:style-name="T5"><text:text-input text:description="Détails des parcelles">self.getPortionOutsText()</text:text-input></text:span><text:span text:style-name="T4">.</text:span></text:p>
      <text:p text:style-name="P12"><office:annotation><dc:creator>Auteur inconnu</dc:creator><dc:date>2015-11-03T10:02:39</dc:date><text:p text:style-name="P15"><text:span text:style-name="T16">do text if self.hasSingleApplicant() and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</text:span> (terrains et/ou bâtiments) sis <text:span text:style-name="T2"><text:text-input text:description="Lieu des travaux">self.getWorkLocationSignaletic()</text:text-input></text:span><text:span text:style-name="T2"><text:tab/><text:line-break/></text:span>et cadastré <text:span text:style-name="T2"><text:text-input text:description="Détails des parcelles">self.getPortionOutsText()</text:text-input></text:span>.</text:p>
      <text:p text:style-name="P13"><office:annotation><dc:creator>Auteur inconnu</dc:creator><dc:date>2015-11-03T10:02:39</dc:date><text:p text:style-name="P15"><text:span text:style-name="T16">do text if self.hasMultipleApplicants() and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 (terrains et/ou bâtiments) sis </text:span><text:span text:style-name="T3"><text:text-input text:description="Lieu des travaux">self.getWorkLocationSignaletic()</text:text-input></text:span><text:span text:style-name="T3"><text:tab/><text:line-break/></text:span><text:span text:style-name="T11">et cadastré </text:span><text:span text:style-name="T3"><text:text-input text:description="Détails des parcelles">self.getPortionOutsText()</text:text-input></text:span></text:p>
      <text:p text:style-name="P3"/>
      <text:p text:style-name="P3">Dans les 20 jours de la présente, votre dossier sera analysé par le service Urbanisme et il vous sera communiqué la complétude du dossier, conformément à l'article D.IV.33. 1° du CoDT.</text:p>
      <text:p text:style-name="P3"/>
      <text:p text:style-name="P5">Si la demande est encore incomplète, elle sera déclarée irrecevable conformément au CoDT.</text:p>
      <text:p text:style-name="P5"/>
      <text:p text:style-name="P6">Si le Collège communal n’a pas envoyé au demandeur l’accusé de réception visé ci-avant, dans un <text:soft-page-break/>délai de 20 jours, il incombe au demandeur d’adresser au Fonctionnaire délégué (DGO4 – <text:span text:style-name="T14">NOM</text:span><text:span text:style-name="T13"> – </text:span><text:span text:style-name="T14">ADRESSE</text:span>), une copie du dossier de demande et du présent récépissé et d’en avertir simultanément le Collège communal. Cet envoi doit être fait dans un délai de 30 jours à dater du présent récépissé. À défaut, la demande sera irrecevable et classée sans suite.</text:p>
      <text:p text:style-name="P6"/>
      <text:p text:style-name="P6"/>
      <text:p text:style-name="P3"><text:text-input text:description="Délivré à xxx le xxx">urbanEventObj.getFormattedDate(forDelivery=True)</text:text-input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20.726460515</dc:date>
    <dc:language>fr-FR</dc:language>
    <meta:editing-cycles>103</meta:editing-cycles>
    <meta:editing-duration>PT11H56M23S</meta:editing-duration>
    <meta:document-statistic meta:table-count="0" meta:image-count="0" meta:object-count="0" meta:page-count="2" meta:paragraph-count="15" meta:word-count="315" meta:character-count="2081" meta:non-whitespace-character-count="1802"/>
    <meta:user-defined meta:name="Info 1"/>
    <meta:user-defined meta:name="Info 2"/>
    <meta:user-defined meta:name="Info 3"/>
    <meta:user-defined meta:name="Info 4"/>
  </office:meta>
</office:document-meta>
</file>